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1.926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2.009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13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125cm"/>
    </style:style>
    <style:style style:name="co16" style:family="table-column">
      <style:table-column-properties fo:break-before="auto" style:column-width="1.57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3.31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4"/>
    <style:style style:name="ce1" style:family="table-cell" style:parent-style-name="Default" style:data-style-name="N100"/>
    <style:style style:name="ce4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rdeaux_2021" table:style-name="ta1">
        <table:shapes>
          <draw:frame draw:z-index="0" draw:style-name="gr1" draw:text-style-name="P1" svg:width="16cm" svg:height="9.005cm" svg:x="5.25cm" svg:y="21.75cm">
            <draw:object draw:notify-on-update-of-ranges="Bordeaux_2021.Y4:Bordeaux_2021.Y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Bordeaux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office:value-type="string" calcext:value-type="string">
            <text:p>Gain total</text:p>
          </table:table-cell>
          <table:table-cell table:number-columns-repeated="7"/>
          <table:table-cell office:value-type="string" calcext:value-type="string">
            <text:p>Gain total</text:p>
          </table:table-cell>
          <table:table-cell office:value-type="string" calcext:value-type="string">
            <text:p>Benef</text:p>
          </table:table-cell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Probabilite</text:p>
          </table:table-cell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Cote</text:p>
          </table:table-cell>
          <table:table-cell table:style-name="Default" office:value-type="string" calcext:value-type="string">
            <text:p>Probabilite</text:p>
          </table:table-cell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Cote</text:p>
          </table:table-cell>
          <table:table-cell table:style-name="Default" office:value-type="string" calcext:value-type="string">
            <text:p>Probabilite</text:p>
          </table:table-cell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Mise quad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Gain sur le match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EM1</text:p>
          </table:table-cell>
          <table:table-cell office:value-type="string" calcext:value-type="string">
            <text:p>EM2</text:p>
          </table:table-cell>
          <table:table-cell office:value-type="string" calcext:value-type="string">
            <text:p>EM3</text:p>
          </table:table-cell>
          <table:table-cell office:value-type="string" calcext:value-type="string">
            <text:p>Mise 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Gain match</text:p>
          </table:table-cell>
          <table:table-cell office:value-type="float" office:value="100" calcext:value-type="float">
            <text:p>100</text:p>
          </table:table-cell>
          <table:table-cell table:formula="of:=[.X4]-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43" calcext:value-type="float">
            <text:p>0.43</text:p>
          </table:table-cell>
          <table:table-cell office:value-type="float" office:value="1.1825" calcext:value-type="float">
            <text:p>1.1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string" calcext:value-type="string">
            <text:p>26.00%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1.1825" calcext:value-type="float">
            <text:p>1.1825</text:p>
          </table:table-cell>
          <table:table-cell/>
          <table:table-cell office:value-type="float" office:value="-1.1825" calcext:value-type="float">
            <text:p>-1.1825</text:p>
          </table:table-cell>
          <table:table-cell office:value-type="float" office:value="-1.1825" calcext:value-type="float">
            <text:p>-1.1825</text:p>
          </table:table-cell>
          <table:table-cell/>
          <table:table-cell office:value-type="float" office:value="4.807" calcext:value-type="float">
            <text:p>4.807</text:p>
          </table:table-cell>
          <table:table-cell table:number-columns-repeated="2"/>
          <table:table-cell table:formula="of:=IF([.C5]=[.M5];[.R5];0)" office:value-type="float" office:value="4.807" calcext:value-type="float">
            <text:p>4.807</text:p>
          </table:table-cell>
          <table:table-cell/>
          <table:table-cell table:formula="of:=-[.U5]+[.U5]*[.A5]*[.V5]" office:value-type="float" office:value="-4.807" calcext:value-type="float">
            <text:p>-4.807</text:p>
          </table:table-cell>
          <table:table-cell table:formula="of:=[.X4]+[.W5]" office:value-type="float" office:value="95.193" calcext:value-type="float">
            <text:p>95.193</text:p>
          </table:table-cell>
          <table:table-cell table:formula="of:=[.X5]-100" office:value-type="float" office:value="-4.807" calcext:value-type="float">
            <text:p>-4.80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31" calcext:value-type="float">
            <text:p>0.31</text:p>
          </table:table-cell>
          <table:table-cell office:value-type="float" office:value="0.977" calcext:value-type="float">
            <text:p>0.977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string" calcext:value-type="string">
            <text:p>40.00%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.073" calcext:value-type="float">
            <text:p>1.073</text:p>
          </table:table-cell>
          <table:table-cell office:value-type="float" office:value="1" calcext:value-type="float">
            <text:p>1</text:p>
          </table:table-cell>
          <table:table-cell office:value-type="float" office:value="2.8971" calcext:value-type="float">
            <text:p>2.8971</text:p>
          </table:table-cell>
          <table:table-cell office:value-type="float" office:value="1.7146" calcext:value-type="float">
            <text:p>1.7146</text:p>
          </table:table-cell>
          <table:table-cell/>
          <table:table-cell office:value-type="float" office:value="1.663" calcext:value-type="float">
            <text:p>1.663</text:p>
          </table:table-cell>
          <table:table-cell table:number-columns-repeated="2"/>
          <table:table-cell table:formula="of:=IF([.C6]=[.M6];[.R6];0)" office:value-type="float" office:value="1.663" calcext:value-type="float">
            <text:p>1.663</text:p>
          </table:table-cell>
          <table:table-cell office:value-type="float" office:value="1" calcext:value-type="float">
            <text:p>1</text:p>
          </table:table-cell>
          <table:table-cell table:formula="of:=-[.U6]+[.U6]*[.A6]*[.V6]" office:value-type="float" office:value="4.4901" calcext:value-type="float">
            <text:p>4.4901</text:p>
          </table:table-cell>
          <table:table-cell table:formula="of:=[.X5]+[.W6]" office:value-type="float" office:value="99.6831" calcext:value-type="float">
            <text:p>99.6831</text:p>
          </table:table-cell>
          <table:table-cell table:formula="of:=[.X6]-100" office:value-type="float" office:value="-0.316900000000004" calcext:value-type="float">
            <text:p>-0.3169000000000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28" calcext:value-type="float">
            <text:p>0.28</text:p>
          </table:table-cell>
          <table:table-cell office:value-type="float" office:value="1.204" calcext:value-type="float">
            <text:p>1.204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  <table:table-cell office:value-type="float" office:value="1.022" calcext:value-type="float">
            <text:p>1.022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string" calcext:value-type="string">
            <text:p>44.00%</text:p>
          </table:table-cell>
          <table:table-cell office:value-type="float" office:value="0.902" calcext:value-type="float">
            <text:p>0.902</text:p>
          </table:table-cell>
          <table:table-cell/>
          <table:table-cell office:value-type="float" office:value="1.204" calcext:value-type="float">
            <text:p>1.204</text:p>
          </table:table-cell>
          <table:table-cell/>
          <table:table-cell office:value-type="float" office:value="-1.204" calcext:value-type="float">
            <text:p>-1.204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2.483" calcext:value-type="float">
            <text:p>2.483</text:p>
          </table:table-cell>
          <table:table-cell table:number-columns-repeated="2"/>
          <table:table-cell table:formula="of:=IF([.C7]=[.M7];[.R7];0)" office:value-type="float" office:value="2.483" calcext:value-type="float">
            <text:p>2.483</text:p>
          </table:table-cell>
          <table:table-cell/>
          <table:table-cell table:formula="of:=-[.U7]+[.U7]*[.A7]*[.V7]" office:value-type="float" office:value="-2.483" calcext:value-type="float">
            <text:p>-2.483</text:p>
          </table:table-cell>
          <table:table-cell table:formula="of:=[.X6]+[.W7]" office:value-type="float" office:value="97.2001" calcext:value-type="float">
            <text:p>97.2001</text:p>
          </table:table-cell>
          <table:table-cell table:formula="of:=[.X7]-100" office:value-type="float" office:value="-2.79990000000001" calcext:value-type="float">
            <text:p>-2.7999000000000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4" calcext:value-type="float">
            <text:p>0.4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3" calcext:value-type="float">
            <text:p>0.30</text:p>
          </table:table-cell>
          <table:table-cell office:value-type="float" office:value="0.945" calcext:value-type="float">
            <text:p>0.94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29.00%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0.8694" calcext:value-type="float">
            <text:p>-0.8694</text:p>
          </table:table-cell>
          <table:table-cell/>
          <table:table-cell office:value-type="float" office:value="6.018" calcext:value-type="float">
            <text:p>6.018</text:p>
          </table:table-cell>
          <table:table-cell table:number-columns-repeated="2"/>
          <table:table-cell table:formula="of:=IF([.C8]=[.M8];[.R8];0)" office:value-type="float" office:value="6.018" calcext:value-type="float">
            <text:p>6.018</text:p>
          </table:table-cell>
          <table:table-cell/>
          <table:table-cell table:formula="of:=-[.U8]+[.U8]*[.A8]*[.V8]" office:value-type="float" office:value="-6.018" calcext:value-type="float">
            <text:p>-6.018</text:p>
          </table:table-cell>
          <table:table-cell table:formula="of:=[.X7]+[.W8]" office:value-type="float" office:value="91.1821" calcext:value-type="float">
            <text:p>91.1821</text:p>
          </table:table-cell>
          <table:table-cell table:formula="of:=[.X8]-100" office:value-type="float" office:value="-8.81790000000001" calcext:value-type="float">
            <text:p>-8.817900000000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39" calcext:value-type="float">
            <text:p>0.39</text:p>
          </table:table-cell>
          <table:table-cell office:value-type="float" office:value="0.8424" calcext:value-type="float">
            <text:p>0.842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30.00%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.47" calcext:value-type="float">
            <text:p>1.47</text:p>
          </table:table-cell>
          <table:table-cell/>
          <table:table-cell office:value-type="float" office:value="-1.47" calcext:value-type="float">
            <text:p>-1.47</text:p>
          </table:table-cell>
          <table:table-cell office:value-type="float" office:value="-2.3394" calcext:value-type="float">
            <text:p>-2.3394</text:p>
          </table:table-cell>
          <table:table-cell/>
          <table:table-cell office:value-type="float" office:value="1.213" calcext:value-type="float">
            <text:p>1.213</text:p>
          </table:table-cell>
          <table:table-cell table:number-columns-repeated="2"/>
          <table:table-cell table:formula="of:=IF([.C9]=[.M9];[.R9];0)" office:value-type="float" office:value="0" calcext:value-type="float">
            <text:p>0</text:p>
          </table:table-cell>
          <table:table-cell/>
          <table:table-cell table:formula="of:=-[.U9]+[.U9]*[.A9]*[.V9]" office:value-type="float" office:value="0" calcext:value-type="float">
            <text:p>0</text:p>
          </table:table-cell>
          <table:table-cell table:formula="of:=[.X8]+[.W9]" office:value-type="float" office:value="91.1821" calcext:value-type="float">
            <text:p>91.1821</text:p>
          </table:table-cell>
          <table:table-cell table:formula="of:=[.X9]-100" office:value-type="float" office:value="-8.81790000000001" calcext:value-type="float">
            <text:p>-8.8179000000000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3" calcext:value-type="float">
            <text:p>0.53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0.28" calcext:value-type="float">
            <text:p>0.28</text:p>
          </table:table-cell>
          <table:table-cell office:value-type="float" office:value="1.106" calcext:value-type="float">
            <text:p>1.10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string" calcext:value-type="string">
            <text:p>19.00%</text:p>
          </table:table-cell>
          <table:table-cell office:value-type="float" office:value="1.102" calcext:value-type="float">
            <text:p>1.102</text:p>
          </table:table-cell>
          <table:table-cell/>
          <table:table-cell office:value-type="float" office:value="1.106" calcext:value-type="float">
            <text:p>1.106</text:p>
          </table:table-cell>
          <table:table-cell/>
          <table:table-cell office:value-type="float" office:value="-1.106" calcext:value-type="float">
            <text:p>-1.106</text:p>
          </table:table-cell>
          <table:table-cell office:value-type="float" office:value="-3.4454" calcext:value-type="float">
            <text:p>-3.4454</text:p>
          </table:table-cell>
          <table:table-cell/>
          <table:table-cell office:value-type="float" office:value="3.651" calcext:value-type="float">
            <text:p>3.651</text:p>
          </table:table-cell>
          <table:table-cell table:number-columns-repeated="2"/>
          <table:table-cell table:formula="of:=IF([.C10]=[.M10];[.R10];0)" office:value-type="float" office:value="0" calcext:value-type="float">
            <text:p>0</text:p>
          </table:table-cell>
          <table:table-cell/>
          <table:table-cell table:formula="of:=-[.U10]+[.U10]*[.A10]*[.V10]" office:value-type="float" office:value="0" calcext:value-type="float">
            <text:p>0</text:p>
          </table:table-cell>
          <table:table-cell table:formula="of:=[.X9]+[.W10]" office:value-type="float" office:value="91.1821" calcext:value-type="float">
            <text:p>91.1821</text:p>
          </table:table-cell>
          <table:table-cell table:formula="of:=[.X10]-100" office:value-type="float" office:value="-8.81790000000001" calcext:value-type="float">
            <text:p>-8.81790000000001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2" calcext:value-type="float">
            <text:p>0.2</text:p>
          </table:table-cell>
          <table:table-cell office:value-type="float" office:value="0.534" calcext:value-type="float">
            <text:p>0.534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28" calcext:value-type="float">
            <text:p>0.28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52.00%</text:p>
          </table:table-cell>
          <table:table-cell office:value-type="float" office:value="1.612" calcext:value-type="float">
            <text:p>1.612</text:p>
          </table:table-cell>
          <table:table-cell/>
          <table:table-cell office:value-type="float" office:value="1.612" calcext:value-type="float">
            <text:p>1.612</text:p>
          </table:table-cell>
          <table:table-cell office:value-type="float" office:value="1" calcext:value-type="float">
            <text:p>1</text:p>
          </table:table-cell>
          <table:table-cell office:value-type="float" office:value="3.3852" calcext:value-type="float">
            <text:p>3.3852</text:p>
          </table:table-cell>
          <table:table-cell office:value-type="float" office:value="-0.0602" calcext:value-type="float">
            <text:p>-0.0602</text:p>
          </table:table-cell>
          <table:table-cell/>
          <table:table-cell office:value-type="float" office:value="-0.277" calcext:value-type="float">
            <text:p>-0.277</text:p>
          </table:table-cell>
          <table:table-cell table:number-columns-repeated="2"/>
          <table:table-cell table:formula="of:=IF([.C11]=[.M11];[.R11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U11]+[.U11]*[.A11]*[.V11]" office:value-type="float" office:value="0" calcext:value-type="float">
            <text:p>0</text:p>
          </table:table-cell>
          <table:table-cell table:formula="of:=[.X10]+[.W11]" office:value-type="float" office:value="91.1821" calcext:value-type="float">
            <text:p>91.1821</text:p>
          </table:table-cell>
          <table:table-cell table:formula="of:=[.X11]-100" office:value-type="float" office:value="-8.81790000000001" calcext:value-type="float">
            <text:p>-8.8179000000000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48" calcext:value-type="float">
            <text:p>0.48</text:p>
          </table:table-cell>
          <table:table-cell office:value-type="float" office:value="0.8688" calcext:value-type="float">
            <text:p>0.8688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0.28" calcext:value-type="float">
            <text:p>0.28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24.00%</text:p>
          </table:table-cell>
          <table:table-cell office:value-type="float" office:value="1.176" calcext:value-type="float">
            <text:p>1.176</text:p>
          </table:table-cell>
          <table:table-cell/>
          <table:table-cell office:value-type="float" office:value="1.176" calcext:value-type="float">
            <text:p>1.176</text:p>
          </table:table-cell>
          <table:table-cell/>
          <table:table-cell office:value-type="float" office:value="-1.176" calcext:value-type="float">
            <text:p>-1.176</text:p>
          </table:table-cell>
          <table:table-cell office:value-type="float" office:value="-1.2362" calcext:value-type="float">
            <text:p>-1.2362</text:p>
          </table:table-cell>
          <table:table-cell/>
          <table:table-cell office:value-type="float" office:value="2.677" calcext:value-type="float">
            <text:p>2.677</text:p>
          </table:table-cell>
          <table:table-cell table:number-columns-repeated="2"/>
          <table:table-cell table:formula="of:=IF([.C12]=[.M12];[.R12];0)" office:value-type="float" office:value="0" calcext:value-type="float">
            <text:p>0</text:p>
          </table:table-cell>
          <table:table-cell/>
          <table:table-cell table:formula="of:=-[.U12]+[.U12]*[.A12]*[.V12]" office:value-type="float" office:value="0" calcext:value-type="float">
            <text:p>0</text:p>
          </table:table-cell>
          <table:table-cell table:formula="of:=[.X11]+[.W12]" office:value-type="float" office:value="91.1821" calcext:value-type="float">
            <text:p>91.1821</text:p>
          </table:table-cell>
          <table:table-cell table:formula="of:=[.X12]-100" office:value-type="float" office:value="-8.81790000000001" calcext:value-type="float">
            <text:p>-8.8179000000000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29" calcext:value-type="float">
            <text:p>0.29</text:p>
          </table:table-cell>
          <table:table-cell office:value-type="float" office:value="1.189" calcext:value-type="float">
            <text:p>1.189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string" calcext:value-type="string">
            <text:p>41.00%</text:p>
          </table:table-cell>
          <table:table-cell office:value-type="float" office:value="0.7708" calcext:value-type="float">
            <text:p>0.7708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2.6162" calcext:value-type="float">
            <text:p>-2.6162</text:p>
          </table:table-cell>
          <table:table-cell/>
          <table:table-cell office:value-type="float" office:value="4.199" calcext:value-type="float">
            <text:p>4.199</text:p>
          </table:table-cell>
          <table:table-cell table:number-columns-repeated="2"/>
          <table:table-cell table:formula="of:=IF([.C13]=[.M13];[.R13];0)" office:value-type="float" office:value="4.199" calcext:value-type="float">
            <text:p>4.199</text:p>
          </table:table-cell>
          <table:table-cell/>
          <table:table-cell table:formula="of:=-[.U13]+[.U13]*[.A13]*[.V13]" office:value-type="float" office:value="-4.199" calcext:value-type="float">
            <text:p>-4.199</text:p>
          </table:table-cell>
          <table:table-cell table:formula="of:=[.X12]+[.W13]" office:value-type="float" office:value="86.9831" calcext:value-type="float">
            <text:p>86.9831</text:p>
          </table:table-cell>
          <table:table-cell table:formula="of:=[.X13]-100" office:value-type="float" office:value="-13.0169" calcext:value-type="float">
            <text:p>-13.016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38" calcext:value-type="float">
            <text:p>0.38</text:p>
          </table:table-cell>
          <table:table-cell office:value-type="float" office:value="1.0336" calcext:value-type="float">
            <text:p>1.033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31" calcext:value-type="float">
            <text:p>0.31</text:p>
          </table:table-cell>
          <table:table-cell office:value-type="float" office:value="0.992" calcext:value-type="float">
            <text:p>0.992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string" calcext:value-type="string">
            <text:p>31.00%</text:p>
          </table:table-cell>
          <table:table-cell office:value-type="float" office:value="0.9889" calcext:value-type="float">
            <text:p>0.9889</text:p>
          </table:table-cell>
          <table:table-cell/>
          <table:table-cell office:value-type="float" office:value="1.0336" calcext:value-type="float">
            <text:p>1.0336</text:p>
          </table:table-cell>
          <table:table-cell/>
          <table:table-cell office:value-type="float" office:value="-1.0336" calcext:value-type="float">
            <text:p>-1.0336</text:p>
          </table:table-cell>
          <table:table-cell office:value-type="float" office:value="-3.6498" calcext:value-type="float">
            <text:p>-3.6498</text:p>
          </table:table-cell>
          <table:table-cell/>
          <table:table-cell office:value-type="float" office:value="2.748" calcext:value-type="float">
            <text:p>2.748</text:p>
          </table:table-cell>
          <table:table-cell table:number-columns-repeated="2"/>
          <table:table-cell table:formula="of:=IF([.C14]=[.M14];[.R14];0)" office:value-type="float" office:value="2.748" calcext:value-type="float">
            <text:p>2.748</text:p>
          </table:table-cell>
          <table:table-cell/>
          <table:table-cell table:formula="of:=-[.U14]+[.U14]*[.A14]*[.V14]" office:value-type="float" office:value="-2.748" calcext:value-type="float">
            <text:p>-2.748</text:p>
          </table:table-cell>
          <table:table-cell table:formula="of:=[.X13]+[.W14]" office:value-type="float" office:value="84.2351" calcext:value-type="float">
            <text:p>84.2351</text:p>
          </table:table-cell>
          <table:table-cell table:formula="of:=[.X14]-100" office:value-type="float" office:value="-15.7649" calcext:value-type="float">
            <text:p>-15.764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3" calcext:value-type="float">
            <text:p>0.23</text:p>
          </table:table-cell>
          <table:table-cell office:value-type="float" office:value="1.035" calcext:value-type="float">
            <text:p>1.03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29" calcext:value-type="float">
            <text:p>0.29</text:p>
          </table:table-cell>
          <table:table-cell office:value-type="float" office:value="1.044" calcext:value-type="float">
            <text:p>1.044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string" calcext:value-type="string">
            <text:p>49.00%</text:p>
          </table:table-cell>
          <table:table-cell office:value-type="float" office:value="0.9653" calcext:value-type="float">
            <text:p>0.9653</text:p>
          </table:table-cell>
          <table:table-cell/>
          <table:table-cell office:value-type="float" office:value="1.044" calcext:value-type="float">
            <text:p>1.044</text:p>
          </table:table-cell>
          <table:table-cell/>
          <table:table-cell office:value-type="float" office:value="-1.044" calcext:value-type="float">
            <text:p>-1.044</text:p>
          </table:table-cell>
          <table:table-cell office:value-type="float" office:value="-4.6938" calcext:value-type="float">
            <text:p>-4.6938</text:p>
          </table:table-cell>
          <table:table-cell/>
          <table:table-cell office:value-type="float" office:value="0.736" calcext:value-type="float">
            <text:p>0.736</text:p>
          </table:table-cell>
          <table:table-cell table:number-columns-repeated="2"/>
          <table:table-cell table:formula="of:=IF([.C15]=[.M15];[.R15];0)" office:value-type="float" office:value="0" calcext:value-type="float">
            <text:p>0</text:p>
          </table:table-cell>
          <table:table-cell/>
          <table:table-cell table:formula="of:=-[.U15]+[.U15]*[.A15]*[.V15]" office:value-type="float" office:value="0" calcext:value-type="float">
            <text:p>0</text:p>
          </table:table-cell>
          <table:table-cell table:formula="of:=[.X14]+[.W15]" office:value-type="float" office:value="84.2351" calcext:value-type="float">
            <text:p>84.2351</text:p>
          </table:table-cell>
          <table:table-cell table:formula="of:=[.X15]-100" office:value-type="float" office:value="-15.7649" calcext:value-type="float">
            <text:p>-15.7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15" calcext:value-type="float">
            <text:p>0.15</text:p>
          </table:table-cell>
          <table:table-cell office:value-type="float" office:value="1.238" calcext:value-type="float">
            <text:p>1.238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string" calcext:value-type="string">
            <text:p>77.00%</text:p>
          </table:table-cell>
          <table:table-cell office:value-type="float" office:value="0.9086" calcext:value-type="float">
            <text:p>0.9086</text:p>
          </table:table-cell>
          <table:table-cell/>
          <table:table-cell office:value-type="float" office:value="1.2375" calcext:value-type="float">
            <text:p>1.2375</text:p>
          </table:table-cell>
          <table:table-cell office:value-type="float" office:value="1" calcext:value-type="float">
            <text:p>1</text:p>
          </table:table-cell>
          <table:table-cell office:value-type="float" office:value="8.971875" calcext:value-type="float">
            <text:p>8.971875</text:p>
          </table:table-cell>
          <table:table-cell office:value-type="float" office:value="4.278075" calcext:value-type="float">
            <text:p>4.2781</text:p>
          </table:table-cell>
          <table:table-cell/>
          <table:table-cell office:value-type="float" office:value="0.242" calcext:value-type="float">
            <text:p>0.242</text:p>
          </table:table-cell>
          <table:table-cell table:number-columns-repeated="2"/>
          <table:table-cell table:formula="of:=IF([.C16]=[.M16];[.R16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U16]+[.U16]*[.A16]*[.V16]" office:value-type="float" office:value="0" calcext:value-type="float">
            <text:p>0</text:p>
          </table:table-cell>
          <table:table-cell table:formula="of:=[.X15]+[.W16]" office:value-type="float" office:value="84.2351" calcext:value-type="float">
            <text:p>84.2351</text:p>
          </table:table-cell>
          <table:table-cell table:formula="of:=[.X16]-100" office:value-type="float" office:value="-15.7649" calcext:value-type="float">
            <text:p>-15.764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46" calcext:value-type="float">
            <text:p>0.46</text:p>
          </table:table-cell>
          <table:table-cell office:value-type="float" office:value="1.0166" calcext:value-type="float">
            <text:p>1.0166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29" calcext:value-type="float">
            <text:p>0.29</text:p>
          </table:table-cell>
          <table:table-cell office:value-type="float" office:value="1.001" calcext:value-type="float">
            <text:p>1.00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25.00%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.0166" calcext:value-type="float">
            <text:p>1.0166</text:p>
          </table:table-cell>
          <table:table-cell office:value-type="float" office:value="1" calcext:value-type="float">
            <text:p>1</text:p>
          </table:table-cell>
          <table:table-cell office:value-type="float" office:value="1.230086" calcext:value-type="float">
            <text:p>1.230086</text:p>
          </table:table-cell>
          <table:table-cell office:value-type="float" office:value="5.508161" calcext:value-type="float">
            <text:p>5.5082</text:p>
          </table:table-cell>
          <table:table-cell/>
          <table:table-cell office:value-type="float" office:value="3.765" calcext:value-type="float">
            <text:p>3.765</text:p>
          </table:table-cell>
          <table:table-cell table:number-columns-repeated="2"/>
          <table:table-cell table:formula="of:=IF([.C17]=[.M17];[.R17];0)" office:value-type="float" office:value="3.765" calcext:value-type="float">
            <text:p>3.765</text:p>
          </table:table-cell>
          <table:table-cell office:value-type="float" office:value="1" calcext:value-type="float">
            <text:p>1</text:p>
          </table:table-cell>
          <table:table-cell table:formula="of:=-[.U17]+[.U17]*[.A17]*[.V17]" office:value-type="float" office:value="4.55565" calcext:value-type="float">
            <text:p>4.55565</text:p>
          </table:table-cell>
          <table:table-cell table:formula="of:=[.X16]+[.W17]" office:value-type="float" office:value="88.79075" calcext:value-type="float">
            <text:p>88.79075</text:p>
          </table:table-cell>
          <table:table-cell table:formula="of:=[.X17]-100" office:value-type="float" office:value="-11.20925" calcext:value-type="float">
            <text:p>-11.209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string" calcext:value-type="string">
            <text:p>52.00%</text:p>
          </table:table-cell>
          <table:table-cell office:value-type="float" office:value="0.8372" calcext:value-type="float">
            <text:p>0.8372</text:p>
          </table:table-cell>
          <table:table-cell/>
          <table:table-cell office:value-type="float" office:value="1.26" calcext:value-type="float">
            <text:p>1.26</text:p>
          </table:table-cell>
          <table:table-cell/>
          <table:table-cell office:value-type="float" office:value="-1.26" calcext:value-type="float">
            <text:p>-1.26</text:p>
          </table:table-cell>
          <table:table-cell office:value-type="float" office:value="4.248161" calcext:value-type="float">
            <text:p>4.2482</text:p>
          </table:table-cell>
          <table:table-cell/>
          <table:table-cell office:value-type="float" office:value="1.346" calcext:value-type="float">
            <text:p>1.346</text:p>
          </table:table-cell>
          <table:table-cell table:number-columns-repeated="2"/>
          <table:table-cell table:formula="of:=IF([.C18]=[.M18];[.R18];0)" office:value-type="float" office:value="1.346" calcext:value-type="float">
            <text:p>1.346</text:p>
          </table:table-cell>
          <table:table-cell/>
          <table:table-cell table:formula="of:=-[.U18]+[.U18]*[.A18]*[.V18]" office:value-type="float" office:value="-1.346" calcext:value-type="float">
            <text:p>-1.346</text:p>
          </table:table-cell>
          <table:table-cell table:formula="of:=[.X17]+[.W18]" office:value-type="float" office:value="87.44475" calcext:value-type="float">
            <text:p>87.44475</text:p>
          </table:table-cell>
          <table:table-cell table:formula="of:=[.X18]-100" office:value-type="float" office:value="-12.55525" calcext:value-type="float">
            <text:p>-12.5552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47" calcext:value-type="float">
            <text:p>0.47</text:p>
          </table:table-cell>
          <table:table-cell office:value-type="float" office:value="1.081" calcext:value-type="float">
            <text:p>1.081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29" calcext:value-type="float">
            <text:p>0.29</text:p>
          </table:table-cell>
          <table:table-cell office:value-type="float" office:value="0.943" calcext:value-type="float">
            <text:p>0.943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string" calcext:value-type="string">
            <text:p>23.00%</text:p>
          </table:table-cell>
          <table:table-cell office:value-type="float" office:value="0.7475" calcext:value-type="float">
            <text:p>0.7475</text:p>
          </table:table-cell>
          <table:table-cell/>
          <table:table-cell office:value-type="float" office:value="1.081" calcext:value-type="float">
            <text:p>1.081</text:p>
          </table:table-cell>
          <table:table-cell/>
          <table:table-cell office:value-type="float" office:value="-1.081" calcext:value-type="float">
            <text:p>-1.081</text:p>
          </table:table-cell>
          <table:table-cell office:value-type="float" office:value="3.167161" calcext:value-type="float">
            <text:p>3.1672</text:p>
          </table:table-cell>
          <table:table-cell/>
          <table:table-cell office:value-type="float" office:value="4.495" calcext:value-type="float">
            <text:p>4.495</text:p>
          </table:table-cell>
          <table:table-cell table:number-columns-repeated="2"/>
          <table:table-cell table:formula="of:=IF([.C19]=[.M19];[.R19];0)" office:value-type="float" office:value="4.495" calcext:value-type="float">
            <text:p>4.495</text:p>
          </table:table-cell>
          <table:table-cell/>
          <table:table-cell table:formula="of:=-[.U19]+[.U19]*[.A19]*[.V19]" office:value-type="float" office:value="-4.495" calcext:value-type="float">
            <text:p>-4.495</text:p>
          </table:table-cell>
          <table:table-cell table:formula="of:=[.X18]+[.W19]" office:value-type="float" office:value="82.94975" calcext:value-type="float">
            <text:p>82.94975</text:p>
          </table:table-cell>
          <table:table-cell table:formula="of:=[.X19]-100" office:value-type="float" office:value="-17.05025" calcext:value-type="float">
            <text:p>-17.0502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32" calcext:value-type="float">
            <text:p>0.32</text:p>
          </table:table-cell>
          <table:table-cell office:value-type="float" office:value="1.152" calcext:value-type="float">
            <text:p>1.15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1" calcext:value-type="float">
            <text:p>0.31</text:p>
          </table:table-cell>
          <table:table-cell office:value-type="float" office:value="1.023" calcext:value-type="float">
            <text:p>1.023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string" calcext:value-type="string">
            <text:p>36.00%</text:p>
          </table:table-cell>
          <table:table-cell office:value-type="float" office:value="0.774" calcext:value-type="float">
            <text:p>0.774</text:p>
          </table:table-cell>
          <table:table-cell/>
          <table:table-cell office:value-type="float" office:value="1.152" calcext:value-type="float">
            <text:p>1.152</text:p>
          </table:table-cell>
          <table:table-cell office:value-type="float" office:value="1" calcext:value-type="float">
            <text:p>1</text:p>
          </table:table-cell>
          <table:table-cell office:value-type="float" office:value="2.9952" calcext:value-type="float">
            <text:p>2.9952</text:p>
          </table:table-cell>
          <table:table-cell office:value-type="float" office:value="6.162361" calcext:value-type="float">
            <text:p>6.1624</text:p>
          </table:table-cell>
          <table:table-cell/>
          <table:table-cell office:value-type="float" office:value="2.783" calcext:value-type="float">
            <text:p>2.783</text:p>
          </table:table-cell>
          <table:table-cell table:number-columns-repeated="2"/>
          <table:table-cell table:formula="of:=IF([.C20]=[.M20];[.R20];0)" office:value-type="float" office:value="2.783" calcext:value-type="float">
            <text:p>2.783</text:p>
          </table:table-cell>
          <table:table-cell office:value-type="float" office:value="1" calcext:value-type="float">
            <text:p>1</text:p>
          </table:table-cell>
          <table:table-cell table:formula="of:=-[.U20]+[.U20]*[.A20]*[.V20]" office:value-type="float" office:value="7.2358" calcext:value-type="float">
            <text:p>7.2358</text:p>
          </table:table-cell>
          <table:table-cell table:formula="of:=[.X19]+[.W20]" office:value-type="float" office:value="90.18555" calcext:value-type="float">
            <text:p>90.18555</text:p>
          </table:table-cell>
          <table:table-cell table:formula="of:=[.X20]-100" office:value-type="float" office:value="-9.81445000000002" calcext:value-type="float">
            <text:p>-9.8144500000000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4" calcext:value-type="float">
            <text:p>0.4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29.00%</text:p>
          </table:table-cell>
          <table:table-cell office:value-type="float" office:value="1.015" calcext:value-type="float">
            <text:p>1.015</text:p>
          </table:table-cell>
          <table:table-cell/>
          <table:table-cell office:value-type="float" office:value="1.04" calcext:value-type="float">
            <text:p>1.04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5.122361" calcext:value-type="float">
            <text:p>5.1224</text:p>
          </table:table-cell>
          <table:table-cell/>
          <table:table-cell office:value-type="float" office:value="2.115" calcext:value-type="float">
            <text:p>2.115</text:p>
          </table:table-cell>
          <table:table-cell table:number-columns-repeated="2"/>
          <table:table-cell table:formula="of:=IF([.C21]=[.M21];[.R21];0)" office:value-type="float" office:value="0" calcext:value-type="float">
            <text:p>0</text:p>
          </table:table-cell>
          <table:table-cell/>
          <table:table-cell table:formula="of:=-[.U21]+[.U21]*[.A21]*[.V21]" office:value-type="float" office:value="0" calcext:value-type="float">
            <text:p>0</text:p>
          </table:table-cell>
          <table:table-cell table:formula="of:=[.X20]+[.W21]" office:value-type="float" office:value="90.18555" calcext:value-type="float">
            <text:p>90.18555</text:p>
          </table:table-cell>
          <table:table-cell table:formula="of:=[.X21]-100" office:value-type="float" office:value="-9.81445000000002" calcext:value-type="float">
            <text:p>-9.8144500000000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31" calcext:value-type="float">
            <text:p>0.31</text:p>
          </table:table-cell>
          <table:table-cell office:value-type="float" office:value="0.9145" calcext:value-type="float">
            <text:p>0.914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32" calcext:value-type="float">
            <text:p>0.32</text:p>
          </table:table-cell>
          <table:table-cell office:value-type="float" office:value="1.008" calcext:value-type="float">
            <text:p>1.00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36.00%</text:p>
          </table:table-cell>
          <table:table-cell office:value-type="float" office:value="1.008" calcext:value-type="float">
            <text:p>1.008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1" calcext:value-type="float">
            <text:p>1</text:p>
          </table:table-cell>
          <table:table-cell office:value-type="float" office:value="1.1592" calcext:value-type="float">
            <text:p>1.1592</text:p>
          </table:table-cell>
          <table:table-cell office:value-type="float" office:value="6.281561" calcext:value-type="float">
            <text:p>6.2816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2"/>
          <table:table-cell table:formula="of:=IF([.C22]=[.M22];[.R22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U22]+[.U22]*[.A22]*[.V22]" office:value-type="float" office:value="0" calcext:value-type="float">
            <text:p>0</text:p>
          </table:table-cell>
          <table:table-cell table:formula="of:=[.X21]+[.W22]" office:value-type="float" office:value="90.18555" calcext:value-type="float">
            <text:p>90.18555</text:p>
          </table:table-cell>
          <table:table-cell table:formula="of:=[.X22]-100" office:value-type="float" office:value="-9.81445000000002" calcext:value-type="float">
            <text:p>-9.814450000000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4" calcext:value-type="float">
            <text:p>0.54</text:p>
          </table:table-cell>
          <table:table-cell office:value-type="float" office:value="1.188" calcext:value-type="float">
            <text:p>1.188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27" calcext:value-type="float">
            <text:p>0.27</text:p>
          </table:table-cell>
          <table:table-cell office:value-type="float" office:value="0.932" calcext:value-type="float">
            <text:p>0.93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string" calcext:value-type="string">
            <text:p>20.00%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1.188" calcext:value-type="float">
            <text:p>1.188</text:p>
          </table:table-cell>
          <table:table-cell office:value-type="float" office:value="1" calcext:value-type="float">
            <text:p>1</text:p>
          </table:table-cell>
          <table:table-cell office:value-type="float" office:value="1.4256" calcext:value-type="float">
            <text:p>1.4256</text:p>
          </table:table-cell>
          <table:table-cell office:value-type="float" office:value="7.707161" calcext:value-type="float">
            <text:p>7.7072</text:p>
          </table:table-cell>
          <table:table-cell/>
          <table:table-cell office:value-type="float" office:value="6.501" calcext:value-type="float">
            <text:p>6.501</text:p>
          </table:table-cell>
          <table:table-cell table:number-columns-repeated="2"/>
          <table:table-cell table:formula="of:=IF([.C23]=[.M23];[.R23];0)" office:value-type="float" office:value="6.501" calcext:value-type="float">
            <text:p>6.501</text:p>
          </table:table-cell>
          <table:table-cell office:value-type="float" office:value="1" calcext:value-type="float">
            <text:p>1</text:p>
          </table:table-cell>
          <table:table-cell table:formula="of:=-[.U23]+[.U23]*[.A23]*[.V23]" office:value-type="float" office:value="7.8012" calcext:value-type="float">
            <text:p>7.8012</text:p>
          </table:table-cell>
          <table:table-cell table:formula="of:=[.X22]+[.W23]" office:value-type="float" office:value="97.98675" calcext:value-type="float">
            <text:p>97.98675</text:p>
          </table:table-cell>
          <table:table-cell table:formula="of:=[.X23]-100" office:value-type="float" office:value="-2.01325000000001" calcext:value-type="float">
            <text:p>-2.0132500000000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33" calcext:value-type="float">
            <text:p>0.33</text:p>
          </table:table-cell>
          <table:table-cell office:value-type="float" office:value="1.0725" calcext:value-type="float">
            <text:p>1.07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string" calcext:value-type="string">
            <text:p>37.00%</text:p>
          </table:table-cell>
          <table:table-cell office:value-type="float" office:value="0.8732" calcext:value-type="float">
            <text:p>0.8732</text:p>
          </table:table-cell>
          <table:table-cell/>
          <table:table-cell office:value-type="float" office:value="1.0725" calcext:value-type="float">
            <text:p>1.0725</text:p>
          </table:table-cell>
          <table:table-cell office:value-type="float" office:value="1" calcext:value-type="float">
            <text:p>1</text:p>
          </table:table-cell>
          <table:table-cell office:value-type="float" office:value="2.413125" calcext:value-type="float">
            <text:p>2.413125</text:p>
          </table:table-cell>
          <table:table-cell office:value-type="float" office:value="10.120286" calcext:value-type="float">
            <text:p>10.1203</text:p>
          </table:table-cell>
          <table:table-cell/>
          <table:table-cell office:value-type="float" office:value="2.301" calcext:value-type="float">
            <text:p>2.301</text:p>
          </table:table-cell>
          <table:table-cell table:number-columns-repeated="2"/>
          <table:table-cell table:formula="of:=IF([.C24]=[.M24];[.R24];0)" office:value-type="float" office:value="2.301" calcext:value-type="float">
            <text:p>2.301</text:p>
          </table:table-cell>
          <table:table-cell office:value-type="float" office:value="1" calcext:value-type="float">
            <text:p>1</text:p>
          </table:table-cell>
          <table:table-cell table:formula="of:=-[.U24]+[.U24]*[.A24]*[.V24]" office:value-type="float" office:value="5.17725" calcext:value-type="float">
            <text:p>5.17725</text:p>
          </table:table-cell>
          <table:table-cell table:formula="of:=[.X23]+[.W24]" office:value-type="float" office:value="103.164" calcext:value-type="float">
            <text:p>103.164</text:p>
          </table:table-cell>
          <table:table-cell table:formula="of:=[.X24]-100" office:value-type="float" office:value="3.16399999999999" calcext:value-type="float">
            <text:p>3.16399999999999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41" calcext:value-type="float">
            <text:p>0.41</text:p>
          </table:table-cell>
          <table:table-cell office:value-type="float" office:value="1.0578" calcext:value-type="float">
            <text:p>1.0578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31" calcext:value-type="float">
            <text:p>0.31</text:p>
          </table:table-cell>
          <table:table-cell office:value-type="float" office:value="1.008" calcext:value-type="float">
            <text:p>1.00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28.00%</text:p>
          </table:table-cell>
          <table:table-cell office:value-type="float" office:value="0.896" calcext:value-type="float">
            <text:p>0.896</text:p>
          </table:table-cell>
          <table:table-cell/>
          <table:table-cell office:value-type="float" office:value="1.0578" calcext:value-type="float">
            <text:p>1.0578</text:p>
          </table:table-cell>
          <table:table-cell office:value-type="float" office:value="1" calcext:value-type="float">
            <text:p>1</text:p>
          </table:table-cell>
          <table:table-cell office:value-type="float" office:value="1.671324" calcext:value-type="float">
            <text:p>1.671324</text:p>
          </table:table-cell>
          <table:table-cell office:value-type="float" office:value="11.79161" calcext:value-type="float">
            <text:p>11.7916</text:p>
          </table:table-cell>
          <table:table-cell/>
          <table:table-cell office:value-type="float" office:value="3.408" calcext:value-type="float">
            <text:p>3.408</text:p>
          </table:table-cell>
          <table:table-cell table:number-columns-repeated="2"/>
          <table:table-cell table:formula="of:=IF([.C25]=[.M25];[.R25];0)" office:value-type="float" office:value="3.408" calcext:value-type="float">
            <text:p>3.408</text:p>
          </table:table-cell>
          <table:table-cell office:value-type="float" office:value="1" calcext:value-type="float">
            <text:p>1</text:p>
          </table:table-cell>
          <table:table-cell table:formula="of:=-[.U25]+[.U25]*[.A25]*[.V25]" office:value-type="float" office:value="5.38464" calcext:value-type="float">
            <text:p>5.38464</text:p>
          </table:table-cell>
          <table:table-cell table:formula="of:=[.X24]+[.W25]" office:value-type="float" office:value="108.54864" calcext:value-type="float">
            <text:p>108.54864</text:p>
          </table:table-cell>
          <table:table-cell table:formula="of:=[.X25]-100" office:value-type="float" office:value="8.54863999999999" calcext:value-type="float">
            <text:p>8.54863999999999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18" calcext:value-type="float">
            <text:p>0.18</text:p>
          </table:table-cell>
          <table:table-cell office:value-type="float" office:value="1.503" calcext:value-type="float">
            <text:p>1.503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0.25" calcext:value-type="float">
            <text:p>0.25</text:p>
          </table:table-cell>
          <table:table-cell office:value-type="float" office:value="1.338" calcext:value-type="float">
            <text:p>1.33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57.00%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float" office:value="1.503" calcext:value-type="float">
            <text:p>1.503</text:p>
          </table:table-cell>
          <table:table-cell/>
          <table:table-cell office:value-type="float" office:value="-1.503" calcext:value-type="float">
            <text:p>-1.503</text:p>
          </table:table-cell>
          <table:table-cell office:value-type="float" office:value="10.28861" calcext:value-type="float">
            <text:p>10.2886</text:p>
          </table:table-cell>
          <table:table-cell/>
          <table:table-cell office:value-type="float" office:value="2.401" calcext:value-type="float">
            <text:p>2.401</text:p>
          </table:table-cell>
          <table:table-cell table:number-columns-repeated="2"/>
          <table:table-cell table:formula="of:=IF([.C26]=[.M26];[.R26];0)" office:value-type="float" office:value="2.401" calcext:value-type="float">
            <text:p>2.401</text:p>
          </table:table-cell>
          <table:table-cell/>
          <table:table-cell table:formula="of:=-[.U26]+[.U26]*[.A26]*[.V26]" office:value-type="float" office:value="-2.401" calcext:value-type="float">
            <text:p>-2.401</text:p>
          </table:table-cell>
          <table:table-cell table:formula="of:=[.X25]+[.W26]" office:value-type="float" office:value="106.14764" calcext:value-type="float">
            <text:p>106.14764</text:p>
          </table:table-cell>
          <table:table-cell table:formula="of:=[.X26]-100" office:value-type="float" office:value="6.14764" calcext:value-type="float">
            <text:p>6.1476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1.066" calcext:value-type="float">
            <text:p>1.06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29" calcext:value-type="float">
            <text:p>0.29</text:p>
          </table:table-cell>
          <table:table-cell office:value-type="float" office:value="0.943" calcext:value-type="float">
            <text:p>0.943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string" calcext:value-type="string">
            <text:p>45.00%</text:p>
          </table:table-cell>
          <table:table-cell office:value-type="float" office:value="0.9675" calcext:value-type="float">
            <text:p>0.9675</text:p>
          </table:table-cell>
          <table:table-cell/>
          <table:table-cell office:value-type="float" office:value="1.066" calcext:value-type="float">
            <text:p>1.066</text:p>
          </table:table-cell>
          <table:table-cell/>
          <table:table-cell office:value-type="float" office:value="-1.066" calcext:value-type="float">
            <text:p>-1.066</text:p>
          </table:table-cell>
          <table:table-cell office:value-type="float" office:value="9.22261" calcext:value-type="float">
            <text:p>9.2226</text:p>
          </table:table-cell>
          <table:table-cell/>
          <table:table-cell office:value-type="float" office:value="1.213" calcext:value-type="float">
            <text:p>1.213</text:p>
          </table:table-cell>
          <table:table-cell table:number-columns-repeated="2"/>
          <table:table-cell table:formula="of:=IF([.C27]=[.M27];[.R27];0)" office:value-type="float" office:value="1.213" calcext:value-type="float">
            <text:p>1.213</text:p>
          </table:table-cell>
          <table:table-cell/>
          <table:table-cell table:formula="of:=-[.U27]+[.U27]*[.A27]*[.V27]" office:value-type="float" office:value="-1.213" calcext:value-type="float">
            <text:p>-1.213</text:p>
          </table:table-cell>
          <table:table-cell table:formula="of:=[.X26]+[.W27]" office:value-type="float" office:value="104.93464" calcext:value-type="float">
            <text:p>104.93464</text:p>
          </table:table-cell>
          <table:table-cell table:formula="of:=[.X27]-100" office:value-type="float" office:value="4.93464" calcext:value-type="float">
            <text:p>4.93464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37" calcext:value-type="float">
            <text:p>0.37</text:p>
          </table:table-cell>
          <table:table-cell office:value-type="float" office:value="1.0471" calcext:value-type="float">
            <text:p>1.0471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29" calcext:value-type="float">
            <text:p>0.29</text:p>
          </table:table-cell>
          <table:table-cell office:value-type="float" office:value="1.001" calcext:value-type="float">
            <text:p>1.00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34.00%</text:p>
          </table:table-cell>
          <table:table-cell office:value-type="float" office:value="0.952" calcext:value-type="float">
            <text:p>0.952</text:p>
          </table:table-cell>
          <table:table-cell/>
          <table:table-cell office:value-type="float" office:value="1.0471" calcext:value-type="float">
            <text:p>1.0471</text:p>
          </table:table-cell>
          <table:table-cell/>
          <table:table-cell office:value-type="float" office:value="-1.0471" calcext:value-type="float">
            <text:p>-1.0471</text:p>
          </table:table-cell>
          <table:table-cell office:value-type="float" office:value="8.17551" calcext:value-type="float">
            <text:p>8.1755</text:p>
          </table:table-cell>
          <table:table-cell/>
          <table:table-cell office:value-type="float" office:value="2.713" calcext:value-type="float">
            <text:p>2.713</text:p>
          </table:table-cell>
          <table:table-cell table:number-columns-repeated="2"/>
          <table:table-cell table:formula="of:=IF([.C28]=[.M28];[.R28];0)" office:value-type="float" office:value="2.713" calcext:value-type="float">
            <text:p>2.713</text:p>
          </table:table-cell>
          <table:table-cell/>
          <table:table-cell table:formula="of:=-[.U28]+[.U28]*[.A28]*[.V28]" office:value-type="float" office:value="-2.713" calcext:value-type="float">
            <text:p>-2.713</text:p>
          </table:table-cell>
          <table:table-cell table:formula="of:=[.X27]+[.W28]" office:value-type="float" office:value="102.22164" calcext:value-type="float">
            <text:p>102.22164</text:p>
          </table:table-cell>
          <table:table-cell table:formula="of:=[.X28]-100" office:value-type="float" office:value="2.22164000000001" calcext:value-type="float">
            <text:p>2.22164000000001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36" calcext:value-type="float">
            <text:p>0.36</text:p>
          </table:table-cell>
          <table:table-cell office:value-type="float" office:value="0.9612" calcext:value-type="float">
            <text:p>0.9612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3" calcext:value-type="float">
            <text:p>0.30</text:p>
          </table:table-cell>
          <table:table-cell office:value-type="float" office:value="0.975" calcext:value-type="float">
            <text:p>0.97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34.00%</text:p>
          </table:table-cell>
          <table:table-cell office:value-type="float" office:value="1.054" calcext:value-type="float">
            <text:p>1.054</text:p>
          </table:table-cell>
          <table:table-cell/>
          <table:table-cell office:value-type="float" office:value="1.054" calcext:value-type="float">
            <text:p>1.054</text:p>
          </table:table-cell>
          <table:table-cell/>
          <table:table-cell office:value-type="float" office:value="-1.054" calcext:value-type="float">
            <text:p>-1.054</text:p>
          </table:table-cell>
          <table:table-cell office:value-type="float" office:value="7.12151" calcext:value-type="float">
            <text:p>7.1215</text:p>
          </table:table-cell>
          <table:table-cell/>
          <table:table-cell office:value-type="float" office:value="1.826" calcext:value-type="float">
            <text:p>1.826</text:p>
          </table:table-cell>
          <table:table-cell table:number-columns-repeated="2"/>
          <table:table-cell table:formula="of:=IF([.C29]=[.M29];[.R29];0)" office:value-type="float" office:value="0" calcext:value-type="float">
            <text:p>0</text:p>
          </table:table-cell>
          <table:table-cell/>
          <table:table-cell table:formula="of:=-[.U29]+[.U29]*[.A29]*[.V29]" office:value-type="float" office:value="0" calcext:value-type="float">
            <text:p>0</text:p>
          </table:table-cell>
          <table:table-cell table:formula="of:=[.X28]+[.W29]" office:value-type="float" office:value="102.22164" calcext:value-type="float">
            <text:p>102.22164</text:p>
          </table:table-cell>
          <table:table-cell table:formula="of:=[.X29]-100" office:value-type="float" office:value="2.22164000000001" calcext:value-type="float">
            <text:p>2.221640000000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44" calcext:value-type="float">
            <text:p>0.44</text:p>
          </table:table-cell>
          <table:table-cell office:value-type="float" office:value="1.056" calcext:value-type="float">
            <text:p>1.056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 office:value-type="float" office:value="0.966" calcext:value-type="float">
            <text:p>0.96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28.00%</text:p>
          </table:table-cell>
          <table:table-cell office:value-type="float" office:value="0.924" calcext:value-type="float">
            <text:p>0.924</text:p>
          </table:table-cell>
          <table:table-cell/>
          <table:table-cell office:value-type="float" office:value="1.056" calcext:value-type="float">
            <text:p>1.056</text:p>
          </table:table-cell>
          <table:table-cell/>
          <table:table-cell office:value-type="float" office:value="-1.056" calcext:value-type="float">
            <text:p>-1.056</text:p>
          </table:table-cell>
          <table:table-cell office:value-type="float" office:value="6.06551" calcext:value-type="float">
            <text:p>6.0655</text:p>
          </table:table-cell>
          <table:table-cell/>
          <table:table-cell office:value-type="float" office:value="3.833" calcext:value-type="float">
            <text:p>3.833</text:p>
          </table:table-cell>
          <table:table-cell table:number-columns-repeated="2"/>
          <table:table-cell table:formula="of:=IF([.C30]=[.M30];[.R30];0)" office:value-type="float" office:value="3.833" calcext:value-type="float">
            <text:p>3.833</text:p>
          </table:table-cell>
          <table:table-cell/>
          <table:table-cell table:formula="of:=-[.U30]+[.U30]*[.A30]*[.V30]" office:value-type="float" office:value="-3.833" calcext:value-type="float">
            <text:p>-3.833</text:p>
          </table:table-cell>
          <table:table-cell table:formula="of:=[.X29]+[.W30]" office:value-type="float" office:value="98.38864" calcext:value-type="float">
            <text:p>98.38864</text:p>
          </table:table-cell>
          <table:table-cell table:formula="of:=[.X30]-100" office:value-type="float" office:value="-1.61135999999999" calcext:value-type="float">
            <text:p>-1.6113599999999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33" calcext:value-type="float">
            <text:p>0.33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string" calcext:value-type="string">
            <text:p>32.00%</text:p>
          </table:table-cell>
          <table:table-cell office:value-type="float" office:value="1.0816" calcext:value-type="float">
            <text:p>1.0816</text:p>
          </table:table-cell>
          <table:table-cell/>
          <table:table-cell office:value-type="float" office:value="1.0816" calcext:value-type="float">
            <text:p>1.0816</text:p>
          </table:table-cell>
          <table:table-cell office:value-type="float" office:value="1" calcext:value-type="float">
            <text:p>1</text:p>
          </table:table-cell>
          <table:table-cell office:value-type="float" office:value="2.574208" calcext:value-type="float">
            <text:p>2.574208</text:p>
          </table:table-cell>
          <table:table-cell office:value-type="float" office:value="8.639718" calcext:value-type="float">
            <text:p>8.6397</text:p>
          </table:table-cell>
          <table:table-cell/>
          <table:table-cell office:value-type="float" office:value="0.977" calcext:value-type="float">
            <text:p>0.977</text:p>
          </table:table-cell>
          <table:table-cell table:number-columns-repeated="2"/>
          <table:table-cell table:formula="of:=IF([.C31]=[.M31];[.R31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U31]+[.U31]*[.A31]*[.V31]" office:value-type="float" office:value="0" calcext:value-type="float">
            <text:p>0</text:p>
          </table:table-cell>
          <table:table-cell table:formula="of:=[.X30]+[.W31]" office:value-type="float" office:value="98.38864" calcext:value-type="float">
            <text:p>98.38864</text:p>
          </table:table-cell>
          <table:table-cell table:formula="of:=[.X31]-100" office:value-type="float" office:value="-1.61135999999999" calcext:value-type="float">
            <text:p>-1.61135999999999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639718" calcext:value-type="float">
            <text:p>8.63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IF([.C32]=[.M32];[.R32];0)" office:value-type="float" office:value="0" calcext:value-type="float">
            <text:p>0</text:p>
          </table:table-cell>
          <table:table-cell/>
          <table:table-cell table:formula="of:=-[.U32]+[.U32]*[.A32]*[.V32]" office:value-type="float" office:value="0" calcext:value-type="float">
            <text:p>0</text:p>
          </table:table-cell>
          <table:table-cell table:formula="of:=[.X31]+[.W32]" office:value-type="float" office:value="98.38864" calcext:value-type="float">
            <text:p>98.38864</text:p>
          </table:table-cell>
          <table:table-cell table:formula="of:=[.X32]-100" office:value-type="float" office:value="-1.61135999999999" calcext:value-type="float">
            <text:p>-1.61135999999999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42" calcext:value-type="float">
            <text:p>0.42</text:p>
          </table:table-cell>
          <table:table-cell office:value-type="float" office:value="0.9744" calcext:value-type="float">
            <text:p>0.9744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3" calcext:value-type="float">
            <text:p>0.30</text:p>
          </table:table-cell>
          <table:table-cell office:value-type="float" office:value="1.035" calcext:value-type="float">
            <text:p>1.03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string" calcext:value-type="string">
            <text:p>28.00%</text:p>
          </table:table-cell>
          <table:table-cell office:value-type="float" office:value="1.008" calcext:value-type="float">
            <text:p>1.008</text:p>
          </table:table-cell>
          <table:table-cell/>
          <table:table-cell office:value-type="float" office:value="1.035" calcext:value-type="float">
            <text:p>1.035</text:p>
          </table:table-cell>
          <table:table-cell/>
          <table:table-cell office:value-type="float" office:value="-1.035" calcext:value-type="float">
            <text:p>-1.035</text:p>
          </table:table-cell>
          <table:table-cell office:value-type="float" office:value="7.604718" calcext:value-type="float">
            <text:p>7.6047</text:p>
          </table:table-cell>
          <table:table-cell/>
          <table:table-cell office:value-type="float" office:value="2.814" calcext:value-type="float">
            <text:p>2.814</text:p>
          </table:table-cell>
          <table:table-cell table:number-columns-repeated="2"/>
          <table:table-cell table:formula="of:=IF([.C33]=[.M33];[.R33];0)" office:value-type="float" office:value="0" calcext:value-type="float">
            <text:p>0</text:p>
          </table:table-cell>
          <table:table-cell/>
          <table:table-cell table:formula="of:=-[.U33]+[.U33]*[.A33]*[.V33]" office:value-type="float" office:value="0" calcext:value-type="float">
            <text:p>0</text:p>
          </table:table-cell>
          <table:table-cell table:formula="of:=[.X32]+[.W33]" office:value-type="float" office:value="98.38864" calcext:value-type="float">
            <text:p>98.38864</text:p>
          </table:table-cell>
          <table:table-cell table:formula="of:=[.X33]-100" office:value-type="float" office:value="-1.61135999999999" calcext:value-type="float">
            <text:p>-1.6113599999999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7" calcext:value-type="float">
            <text:p>0.27</text:p>
          </table:table-cell>
          <table:table-cell office:value-type="float" office:value="0.972" calcext:value-type="float">
            <text:p>0.97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string" calcext:value-type="string">
            <text:p>43.00%</text:p>
          </table:table-cell>
          <table:table-cell office:value-type="float" office:value="0.9976" calcext:value-type="float">
            <text:p>0.9976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6.584718" calcext:value-type="float">
            <text:p>6.5847</text:p>
          </table:table-cell>
          <table:table-cell/>
          <table:table-cell office:value-type="float" office:value="0.775" calcext:value-type="float">
            <text:p>0.775</text:p>
          </table:table-cell>
          <table:table-cell table:number-columns-repeated="2"/>
          <table:table-cell table:formula="of:=IF([.C34]=[.M34];[.R34];0)" office:value-type="float" office:value="0" calcext:value-type="float">
            <text:p>0</text:p>
          </table:table-cell>
          <table:table-cell/>
          <table:table-cell table:formula="of:=-[.U34]+[.U34]*[.A34]*[.V34]" office:value-type="float" office:value="0" calcext:value-type="float">
            <text:p>0</text:p>
          </table:table-cell>
          <table:table-cell table:formula="of:=[.X33]+[.W34]" office:value-type="float" office:value="98.38864" calcext:value-type="float">
            <text:p>98.38864</text:p>
          </table:table-cell>
          <table:table-cell table:formula="of:=[.X34]-100" office:value-type="float" office:value="-1.61135999999999" calcext:value-type="float">
            <text:p>-1.6113599999999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37" calcext:value-type="float">
            <text:p>0.37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31" calcext:value-type="float">
            <text:p>0.31</text:p>
          </table:table-cell>
          <table:table-cell office:value-type="float" office:value="0.977" calcext:value-type="float">
            <text:p>0.97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32.00%</text:p>
          </table:table-cell>
          <table:table-cell office:value-type="float" office:value="0.864" calcext:value-type="float">
            <text:p>0.864</text:p>
          </table:table-cell>
          <table:table-cell/>
          <table:table-cell office:value-type="float" office:value="1.073" calcext:value-type="float">
            <text:p>1.073</text:p>
          </table:table-cell>
          <table:table-cell/>
          <table:table-cell office:value-type="float" office:value="-1.073" calcext:value-type="float">
            <text:p>-1.073</text:p>
          </table:table-cell>
          <table:table-cell office:value-type="float" office:value="5.511718" calcext:value-type="float">
            <text:p>5.5117</text:p>
          </table:table-cell>
          <table:table-cell/>
          <table:table-cell office:value-type="float" office:value="2.934" calcext:value-type="float">
            <text:p>2.934</text:p>
          </table:table-cell>
          <table:table-cell table:number-columns-repeated="2"/>
          <table:table-cell table:formula="of:=IF([.C35]=[.M35];[.R35];0)" office:value-type="float" office:value="2.934" calcext:value-type="float">
            <text:p>2.934</text:p>
          </table:table-cell>
          <table:table-cell/>
          <table:table-cell table:formula="of:=-[.U35]+[.U35]*[.A35]*[.V35]" office:value-type="float" office:value="-2.934" calcext:value-type="float">
            <text:p>-2.934</text:p>
          </table:table-cell>
          <table:table-cell table:formula="of:=[.X34]+[.W35]" office:value-type="float" office:value="95.45464" calcext:value-type="float">
            <text:p>95.45464</text:p>
          </table:table-cell>
          <table:table-cell table:formula="of:=[.X35]-100" office:value-type="float" office:value="-4.54535999999999" calcext:value-type="float">
            <text:p>-4.5453599999999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2" calcext:value-type="float">
            <text:p>0.3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31" calcext:value-type="float">
            <text:p>0.31</text:p>
          </table:table-cell>
          <table:table-cell office:value-type="float" office:value="0.977" calcext:value-type="float">
            <text:p>0.97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37.00%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-1.2" calcext:value-type="float">
            <text:p>-1.2</text:p>
          </table:table-cell>
          <table:table-cell office:value-type="float" office:value="4.311718" calcext:value-type="float">
            <text:p>4.3117</text:p>
          </table:table-cell>
          <table:table-cell/>
          <table:table-cell office:value-type="float" office:value="3.168" calcext:value-type="float">
            <text:p>3.168</text:p>
          </table:table-cell>
          <table:table-cell table:number-columns-repeated="2"/>
          <table:table-cell table:formula="of:=IF([.C36]=[.M36];[.R36];0)" office:value-type="float" office:value="3.168" calcext:value-type="float">
            <text:p>3.168</text:p>
          </table:table-cell>
          <table:table-cell/>
          <table:table-cell table:formula="of:=-[.U36]+[.U36]*[.A36]*[.V36]" office:value-type="float" office:value="-3.168" calcext:value-type="float">
            <text:p>-3.168</text:p>
          </table:table-cell>
          <table:table-cell table:formula="of:=[.X35]+[.W36]" office:value-type="float" office:value="92.28664" calcext:value-type="float">
            <text:p>92.28664</text:p>
          </table:table-cell>
          <table:table-cell table:formula="of:=[.X36]-100" office:value-type="float" office:value="-7.71335999999999" calcext:value-type="float">
            <text:p>-7.713359999999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4" calcext:value-type="float">
            <text:p>0.24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24" calcext:value-type="float">
            <text:p>0.24</text:p>
          </table:table-cell>
          <table:table-cell office:value-type="float" office:value="1.008" calcext:value-type="float">
            <text:p>1.008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string" calcext:value-type="string">
            <text:p>52.00%</text:p>
          </table:table-cell>
          <table:table-cell office:value-type="float" office:value="0.8736" calcext:value-type="float">
            <text:p>0.8736</text:p>
          </table:table-cell>
          <table:table-cell/>
          <table:table-cell office:value-type="float" office:value="1.56" calcext:value-type="float">
            <text:p>1.56</text:p>
          </table:table-cell>
          <table:table-cell/>
          <table:table-cell office:value-type="float" office:value="-1.56" calcext:value-type="float">
            <text:p>-1.56</text:p>
          </table:table-cell>
          <table:table-cell office:value-type="float" office:value="2.751718" calcext:value-type="float">
            <text:p>2.7517</text:p>
          </table:table-cell>
          <table:table-cell/>
          <table:table-cell office:value-type="float" office:value="4.168" calcext:value-type="float">
            <text:p>4.168</text:p>
          </table:table-cell>
          <table:table-cell table:number-columns-repeated="2"/>
          <table:table-cell table:formula="of:=IF([.C37]=[.M37];[.R37];0)" office:value-type="float" office:value="4.168" calcext:value-type="float">
            <text:p>4.168</text:p>
          </table:table-cell>
          <table:table-cell/>
          <table:table-cell table:formula="of:=-[.U37]+[.U37]*[.A37]*[.V37]" office:value-type="float" office:value="-4.168" calcext:value-type="float">
            <text:p>-4.168</text:p>
          </table:table-cell>
          <table:table-cell table:formula="of:=[.X36]+[.W37]" office:value-type="float" office:value="88.11864" calcext:value-type="float">
            <text:p>88.11864</text:p>
          </table:table-cell>
          <table:table-cell table:formula="of:=[.X37]-100" office:value-type="float" office:value="-11.88136" calcext:value-type="float">
            <text:p>-11.8813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4" calcext:value-type="float">
            <text:p>0.34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1.015" calcext:value-type="float">
            <text:p>1.01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37.00%</text:p>
          </table:table-cell>
          <table:table-cell office:value-type="float" office:value="0.8325" calcext:value-type="float">
            <text:p>0.8325</text:p>
          </table:table-cell>
          <table:table-cell/>
          <table:table-cell office:value-type="float" office:value="1.19" calcext:value-type="float">
            <text:p>1.19</text:p>
          </table:table-cell>
          <table:table-cell/>
          <table:table-cell office:value-type="float" office:value="-1.19" calcext:value-type="float">
            <text:p>-1.19</text:p>
          </table:table-cell>
          <table:table-cell office:value-type="float" office:value="1.561718" calcext:value-type="float">
            <text:p>1.5617</text:p>
          </table:table-cell>
          <table:table-cell/>
          <table:table-cell office:value-type="float" office:value="3.428" calcext:value-type="float">
            <text:p>3.428</text:p>
          </table:table-cell>
          <table:table-cell table:number-columns-repeated="2"/>
          <table:table-cell table:formula="of:=IF([.C38]=[.M38];[.R38];0)" office:value-type="float" office:value="3.428" calcext:value-type="float">
            <text:p>3.428</text:p>
          </table:table-cell>
          <table:table-cell/>
          <table:table-cell table:formula="of:=-[.U38]+[.U38]*[.A38]*[.V38]" office:value-type="float" office:value="-3.428" calcext:value-type="float">
            <text:p>-3.428</text:p>
          </table:table-cell>
          <table:table-cell table:formula="of:=[.X37]+[.W38]" office:value-type="float" office:value="84.69064" calcext:value-type="float">
            <text:p>84.69064</text:p>
          </table:table-cell>
          <table:table-cell table:formula="of:=[.X38]-100" office:value-type="float" office:value="-15.30936" calcext:value-type="float">
            <text:p>-15.30936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4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61718" calcext:value-type="float">
            <text:p>1.56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IF([.C39]=[.M39];[.R39];0)" office:value-type="float" office:value="0" calcext:value-type="float">
            <text:p>0</text:p>
          </table:table-cell>
          <table:table-cell/>
          <table:table-cell table:formula="of:=-[.U39]+[.U39]*[.A39]*[.V39]" office:value-type="float" office:value="0" calcext:value-type="float">
            <text:p>0</text:p>
          </table:table-cell>
          <table:table-cell table:formula="of:=[.X38]+[.W39]" office:value-type="float" office:value="84.69064" calcext:value-type="float">
            <text:p>84.69064</text:p>
          </table:table-cell>
          <table:table-cell table:formula="of:=[.X39]-100" office:value-type="float" office:value="-15.30936" calcext:value-type="float">
            <text:p>-15.30936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28" calcext:value-type="float">
            <text:p>0.28</text:p>
          </table:table-cell>
          <table:table-cell office:value-type="float" office:value="1.162" calcext:value-type="float">
            <text:p>1.162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0.31" calcext:value-type="float">
            <text:p>0.31</text:p>
          </table:table-cell>
          <table:table-cell office:value-type="float" office:value="1.101" calcext:value-type="float">
            <text:p>1.101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string" calcext:value-type="string">
            <text:p>41.00%</text:p>
          </table:table-cell>
          <table:table-cell office:value-type="float" office:value="0.8487" calcext:value-type="float">
            <text:p>0.8487</text:p>
          </table:table-cell>
          <table:table-cell/>
          <table:table-cell office:value-type="float" office:value="1.162" calcext:value-type="float">
            <text:p>1.162</text:p>
          </table:table-cell>
          <table:table-cell/>
          <table:table-cell office:value-type="float" office:value="-1.162" calcext:value-type="float">
            <text:p>-1.162</text:p>
          </table:table-cell>
          <table:table-cell office:value-type="float" office:value="0.399717999999998" calcext:value-type="float">
            <text:p>0.3997</text:p>
          </table:table-cell>
          <table:table-cell/>
          <table:table-cell office:value-type="float" office:value="2.164" calcext:value-type="float">
            <text:p>2.164</text:p>
          </table:table-cell>
          <table:table-cell table:number-columns-repeated="2"/>
          <table:table-cell table:formula="of:=IF([.C40]=[.M40];[.R40];0)" office:value-type="float" office:value="2.164" calcext:value-type="float">
            <text:p>2.164</text:p>
          </table:table-cell>
          <table:table-cell/>
          <table:table-cell table:formula="of:=-[.U40]+[.U40]*[.A40]*[.V40]" office:value-type="float" office:value="-2.164" calcext:value-type="float">
            <text:p>-2.164</text:p>
          </table:table-cell>
          <table:table-cell table:formula="of:=[.X39]+[.W40]" office:value-type="float" office:value="82.52664" calcext:value-type="float">
            <text:p>82.52664</text:p>
          </table:table-cell>
          <table:table-cell table:formula="of:=[.X40]-100" office:value-type="float" office:value="-17.47336" calcext:value-type="float">
            <text:p>-17.47336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32" calcext:value-type="float">
            <text:p>0.32</text:p>
          </table:table-cell>
          <table:table-cell office:value-type="float" office:value="1.168" calcext:value-type="float">
            <text:p>1.16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39.00%</text:p>
          </table:table-cell>
          <table:table-cell office:value-type="float" office:value="0.8775" calcext:value-type="float">
            <text:p>0.8775</text:p>
          </table:table-cell>
          <table:table-cell/>
          <table:table-cell office:value-type="float" office:value="1.168" calcext:value-type="float">
            <text:p>1.168</text:p>
          </table:table-cell>
          <table:table-cell office:value-type="float" office:value="1" calcext:value-type="float">
            <text:p>1</text:p>
          </table:table-cell>
          <table:table-cell office:value-type="float" office:value="3.0952" calcext:value-type="float">
            <text:p>3.0952</text:p>
          </table:table-cell>
          <table:table-cell office:value-type="float" office:value="3.494918" calcext:value-type="float">
            <text:p>3.4949</text:p>
          </table:table-cell>
          <table:table-cell/>
          <table:table-cell office:value-type="float" office:value="2.912" calcext:value-type="float">
            <text:p>2.912</text:p>
          </table:table-cell>
          <table:table-cell table:number-columns-repeated="2"/>
          <table:table-cell table:formula="of:=IF([.C41]=[.M41];[.R41];0)" office:value-type="float" office:value="2.912" calcext:value-type="float">
            <text:p>2.912</text:p>
          </table:table-cell>
          <table:table-cell office:value-type="float" office:value="1" calcext:value-type="float">
            <text:p>1</text:p>
          </table:table-cell>
          <table:table-cell table:formula="of:=-[.U41]+[.U41]*[.A41]*[.V41]" office:value-type="float" office:value="7.7168" calcext:value-type="float">
            <text:p>7.7168</text:p>
          </table:table-cell>
          <table:table-cell table:formula="of:=[.X40]+[.W41]" office:value-type="float" office:value="90.24344" calcext:value-type="float">
            <text:p>90.24344</text:p>
          </table:table-cell>
          <table:table-cell table:formula="of:=[.X41]-100" office:value-type="float" office:value="-9.75655999999999" calcext:value-type="float">
            <text:p>-9.7565599999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0.31" calcext:value-type="float">
            <text:p>0.31</text:p>
          </table:table-cell>
          <table:table-cell office:value-type="float" office:value="0.967" calcext:value-type="float">
            <text:p>0.967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44.00%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.21" calcext:value-type="float">
            <text:p>1.21</text:p>
          </table:table-cell>
          <table:table-cell/>
          <table:table-cell office:value-type="float" office:value="-1.21" calcext:value-type="float">
            <text:p>-1.21</text:p>
          </table:table-cell>
          <table:table-cell office:value-type="float" office:value="2.284918" calcext:value-type="float">
            <text:p>2.2849</text:p>
          </table:table-cell>
          <table:table-cell/>
          <table:table-cell office:value-type="float" office:value="-0.015" calcext:value-type="float">
            <text:p>-0.015</text:p>
          </table:table-cell>
          <table:table-cell table:number-columns-repeated="2"/>
          <table:table-cell table:formula="of:=IF([.C42]=[.M42];[.R42];0)" office:value-type="float" office:value="0" calcext:value-type="float">
            <text:p>0</text:p>
          </table:table-cell>
          <table:table-cell/>
          <table:table-cell table:formula="of:=-[.U42]+[.U42]*[.A42]*[.V42]" office:value-type="float" office:value="0" calcext:value-type="float">
            <text:p>0</text:p>
          </table:table-cell>
          <table:table-cell table:formula="of:=[.X41]+[.W42]" office:value-type="float" office:value="90.24344" calcext:value-type="float">
            <text:p>90.24344</text:p>
          </table:table-cell>
          <table:table-cell table:formula="of:=[.X42]-100" office:value-type="float" office:value="-9.75655999999999" calcext:value-type="float">
            <text:p>-9.75655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22:24:55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6T00:11:31.093000000</dc:date>
    <meta:editing-duration>PT1H37M44S</meta:editing-duration>
    <meta:editing-cycles>3</meta:editing-cycles>
    <meta:generator>LibreOffice/7.0.3.1$Windows_X86_64 LibreOffice_project/d7547858d014d4cf69878db179d326fc3483e082</meta:generator>
    <meta:document-statistic meta:table-count="1" meta:cell-count="68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3.034cm" svg:y="4.208cm" style:legend-expansion="high" chart:style-name="ch2"/>
        <chart:plot-area chart:style-name="ch3" table:cell-range-address="Bordeaux_2021.Y4:Bordeaux_2021.Y42" svg:x="0.32cm" svg:y="0.18cm" svg:width="12.394cm" svg:height="8.646cm">
          <chart:coordinate-region svg:x="1.083cm" svg:y="0.375cm" svg:width="11.493cm" svg:height="8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rdeaux_2021.Y4:Bordeaux_2021.Y42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ordeaux_2021.Y4:Bordeaux_2021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07">
                <text:p>-4.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16900000000004">
                <text:p>-0.31690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9990000000001">
                <text:p>-2.7999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81790000000001">
                <text:p>-8.8179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1790000000001">
                <text:p>-8.8179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1790000000001">
                <text:p>-8.8179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81790000000001">
                <text:p>-8.8179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81790000000001">
                <text:p>-8.8179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.0169">
                <text:p>-13.0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.7649">
                <text:p>-15.7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.7649">
                <text:p>-15.7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.7649">
                <text:p>-15.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.20925">
                <text:p>-11.20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.55525">
                <text:p>-12.55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.05025">
                <text:p>-17.05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81445000000002">
                <text:p>-9.81445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81445000000002">
                <text:p>-9.81445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81445000000002">
                <text:p>-9.81445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01325000000001">
                <text:p>-2.01325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6399999999999">
                <text:p>3.163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4863999999999">
                <text:p>8.54863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4764">
                <text:p>6.14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3464">
                <text:p>4.93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2164000000001">
                <text:p>2.22164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164000000001">
                <text:p>2.22164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1135999999999">
                <text:p>-1.61135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1135999999999">
                <text:p>-1.61135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1135999999999">
                <text:p>-1.61135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61135999999999">
                <text:p>-1.61135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1135999999999">
                <text:p>-1.61135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54535999999999">
                <text:p>-4.54535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.71335999999999">
                <text:p>-7.71335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.88136">
                <text:p>-11.88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30936">
                <text:p>-15.30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30936">
                <text:p>-15.30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47336">
                <text:p>-17.47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75655999999999">
                <text:p>-9.75655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.75655999999999">
                <text:p>-9.75655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